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ammelbuch-Fußstrich">
      <style:paragraph-properties fo:margin-top="0.499cm" fo:margin-bottom="0cm" fo:padding="0cm" fo:border-left="none" fo:border-right="none" fo:border-top="0.002cm solid #000000" fo:border-bottom="none" style:shadow="none"/>
    </style:style>
    <style:style style:name="P2" style:family="paragraph" style:parent-style-name="Sammelbuch-Textapparat">
      <style:paragraph-properties fo:margin-left="0cm" fo:margin-right="0cm" fo:text-indent="1cm" style:auto-text-indent="false"/>
    </style:style>
    <style:style style:name="T1" style:family="text">
      <style:text-properties style:use-window-font-color="true" style:font-name-asian="Monaco" style:font-size-asian="11pt" style:font-name-complex="Monaco"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ammelbuch-Kopf"><text:span text:style-name="Sammelbuch-Nummer"><text:span text:style-name="T1">14229.</text:span></text:span><text:span text:style-name="T1"> Papyrus. </text:span><text:span text:style-name="Sammelbuch-Titel"><text:span text:style-name="T1">Verwaltungsschreiben mit der Anweisung, einige Mörder aufzuspüren.</text:span></text:span><text:span text:style-name="T1"> M.C.E. Mineur-van Kassen, Instruction to track down Murderers (in: Antidoron Marino David oblatum. Miscellanea papyrologica [P.L.Bat.XVII], hrsg. von </text:span><text:span text:style-name="Sammelbuch-Herausgeber"><text:span text:style-name="T1">E. Boswinkel</text:span></text:span><text:span text:style-name="T1">, </text:span><text:span text:style-name="Sammelbuch-Herausgeber"><text:span text:style-name="T1">B. A. van Groningen</text:span></text:span><text:span text:style-name="T1"> und </text:span><text:span text:style-name="Sammelbuch-Herausgeber"><text:span text:style-name="T1">P. W. Pestman</text:span></text:span><text:span text:style-name="T1">, Leiden , 1968, S. 56ff.), S. 56; Wien, Österreichische Nationabibliothek, P. Vindob. Inv. Nr. G 31701. - </text:span><text:span text:style-name="Sammelbuch-Verortung"><text:span text:style-name="T1">Oxyrhynchites.</text:span></text:span><text:span text:style-name="T1"> 28. Februar 258 (?) n. Chr.</text:span></text:p>
      <text:p text:style-name="Sammelbuch-Textzeile"><text:tab/>Curabitur in viverra orci. Morbi auctor tortor lorem, eget accumsan lacus. Cum sociis natoque penatibus et magnis dis parturient montes, nascetur ridiculus mus.</text:p>
      <text:p text:style-name="Sammelbuch-Textzeile"><text:tab/>Phasellus quis auctor justo. Morbi tempor, diam eu rhoncus congue, ligula nibh cursus tellus, sed tincidunt mauris orci non libero. Nulla sed hendrerit augue. Ut convallis nibh id leo dictum non ultricies nisi tempus.</text:p>
      <text:p text:style-name="Sammelbuch-Textzeile"><text:tab/>Nam ac quam quis nulla sagittis vehicula ultricies vitae lacus. Integer nec tincidunt sem. Quisque aliquam iaculis tortor, quis interdum risus malesuada ac.</text:p>
      <text:p text:style-name="Sammelbuch-Textzeile"><text:tab/>Nulla facilisi. Praesent placerat, nunc vitae pulvinar molestie, nunc tellus porttitor metus.</text:p>
      <text:p text:style-name="Sammelbuch-Textzeile">5<text:tab/>Donec ac velit magna. Etiam ut tortor quis dolor interdum lacinia ac nec odio.</text:p>
      <text:p text:style-name="Sammelbuch-Textzeile"><text:tab/>Aliquam erat volutpat. Donec auctor porta venenatis. Morbi enim nisl, venenatis id congue ut, porttitor in augue.</text:p>
      <text:p text:style-name="Sammelbuch-Textzeile"><text:tab/>Etiam orci odio, pulvinar id pharetra eget, vestibulum nec magna. </text:p>
      <text:p text:style-name="P1"/>
      <text:p text:style-name="Sammelbuch-Fuß">Photo: a.a.O. Tafel I;II.</text:p>
      <text:p text:style-name="Sammelbuch-Fuß">Die Textfragmente stehen auf den Rückseiten von P.Ryl I 1 (Deuteronomium-Codex, S. 1 bzw. 2).</text:p>
      <text:p text:style-name="P2">1) auctor tortor <text:s text:c="3"/>2) <text:s/>auctor justo <text:s text:c="3"/>3) vehicula ultricies <text:s text:c="3"/>4) <text:s/>nunc tellus <text:s text:c="3"/>5) ac nec <text:s text:c="3"/>7) <text:s/>orci odio</text:p>
      <text:p text:style-name="Sammelbuch-Endsatz"/>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ammelbuch-Textzeile" style:family="paragraph" style:parent-style-name="Standard" style:master-page-name="">
      <style:paragraph-properties fo:margin-left="3cm" fo:margin-right="0cm" fo:keep-together="always" fo:text-indent="-2cm" style:auto-text-indent="false" style:page-number="auto" fo:keep-with-next="auto">
        <style:tab-stops>
          <style:tab-stop style:position="-1.03cm"/>
        </style:tab-stops>
      </style:paragraph-properties>
    </style:style>
    <style:style style:name="Sammelbuch-Kopf" style:family="paragraph" style:parent-style-name="Standard" style:next-style-name="Sammelbuch-Textzeile">
      <style:paragraph-properties fo:margin-left="0cm" fo:margin-right="0cm" fo:margin-top="0.6cm" fo:margin-bottom="0.499cm" fo:text-indent="1cm" style:auto-text-indent="false"/>
    </style:style>
    <style:style style:name="Sammelbuch-Fuß" style:family="paragraph" style:parent-style-name="Sammelbuch-Kopf" style:master-page-name="">
      <style:paragraph-properties fo:margin-left="0cm" fo:margin-right="0cm" fo:margin-top="0cm" fo:margin-bottom="0cm" fo:text-indent="1cm" style:auto-text-indent="false" style:page-number="auto" style:shadow="none"/>
    </style:style>
    <style:style style:name="Sammelbuch-Fußstrich" style:family="paragraph" style:parent-style-name="Sammelbuch-Kopf" style:next-style-name="Sammelbuch-Fuß" style:auto-update="true">
      <style:paragraph-properties fo:margin-left="0cm" fo:margin-right="14.958cm" fo:margin-top="0.499cm" fo:margin-bottom="0cm" fo:text-indent="0cm" style:auto-text-indent="false" fo:padding="0cm" fo:border-left="none" fo:border-right="none" fo:border-top="0.002cm solid #000000" fo:border-bottom="none" style:shadow="none"/>
    </style:style>
    <style:style style:name="Sammelbuch-Textapparat" style:family="paragraph" style:parent-style-name="Sammelbuch-Textzeile">
      <style:paragraph-properties fo:margin-left="0cm" fo:margin-right="0cm" fo:margin-top="0cm" fo:margin-bottom="0cm" fo:text-indent="1cm" style:auto-text-indent="false"/>
    </style:style>
    <style:style style:name="Sammelbuch-Endsatz" style:family="paragraph" style:parent-style-name="Standard" style:next-style-name="Sammelbuch-Kopf"/>
    <style:style style:name="Sammelbuch" style:family="text"/>
    <style:style style:name="Sammelbuch-Nummer" style:family="text" style:parent-style-name="Sammelbuch">
      <style:text-properties fo:font-weight="bold"/>
    </style:style>
    <style:style style:name="Sammelbuch-Titel" style:family="text" style:parent-style-name="Sammelbuch">
      <style:text-properties fo:font-weight="bold"/>
    </style:style>
    <style:style style:name="Sammelbuch-Herausgeber" style:family="text" style:parent-style-name="Sammelbuch">
      <style:text-properties fo:font-style="italic"/>
    </style:style>
    <style:style style:name="Sammelbuch-Verortung" style:family="text" style:parent-style-name="Sammelbuch">
      <style:text-properties fo:letter-spacing="0.071cm" style:letter-kerning="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rmen Lanz</meta:initial-creator>
    <meta:creation-date>2010-10-06T11:45:57</meta:creation-date>
    <dc:date>2011-01-12T13:08:48</dc:date>
    <dc:creator>Carmen Lanz</dc:creator>
    <meta:editing-duration>PT01H41M06S</meta:editing-duration>
    <meta:editing-cycles>25</meta:editing-cycles>
    <meta:generator>OpenOffice.org/3.1$Unix OpenOffice.org_project/310m19$Build-9420</meta:generator>
    <meta:document-statistic meta:table-count="0" meta:image-count="0" meta:object-count="0" meta:page-count="1" meta:paragraph-count="11" meta:word-count="232" meta:character-count="1552"/>
  </office:meta>
</office:document-meta>
</file>